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E000002704CDA520B4780438F.png" manifest:media-type="image/png"/>
  <manifest:file-entry manifest:full-path="Pictures/100002010000023000000093A1A12F69E22C1C2D.png" manifest:media-type="image/png"/>
  <manifest:file-entry manifest:full-path="Pictures/100000000000023000000093C611F7E03BC9B4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522" officeooo:paragraph-rsid="001815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4.967cm" svg:height="6.726cm" draw:z-index="0"><draw:image xlink:href="Pictures/100000000000052E000002704CDA520B4780438F.png" xlink:type="simple" xlink:show="embed" xlink:actuate="onLoad"/></draw:frame></text:p>
      <text:p text:style-name="P1"/>
      <text:p text:style-name="Standard"><draw:frame draw:style-name="fr2" draw:name="Image2" text:anchor-type="paragraph" svg:width="17cm" svg:height="4.463cm" draw:z-index="3"><draw:image xlink:href="Pictures/100002010000023000000093A1A12F69E22C1C2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4.463cm" draw:z-index="1"><draw:image xlink:href="Pictures/100000000000023000000093C611F7E03BC9B48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Image4" text:anchor-type="paragraph" svg:width="17cm" svg:height="4.463cm" draw:z-index="2"><draw:image xlink:href="Pictures/100000000000023000000093C611F7E03BC9B4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8:07:23.658000000</meta:creation-date>
    <meta:print-date>2017-05-10T18:08:43.500000000</meta:print-date>
    <dc:date>2017-05-11T11:15:11.203000000</dc:date>
    <meta:editing-duration>PT14M16S</meta:editing-duration>
    <meta:editing-cycles>2</meta:editing-cycles>
    <meta:generator>LibreOffice/5.1.4.2$Windows_X86_64 LibreOffice_project/f99d75f39f1c57ebdd7ffc5f42867c12031db97a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